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d0494" officeooo:paragraph-rsid="001d0494"/>
    </style:style>
    <style:style style:name="P2" style:family="paragraph" style:parent-style-name="Standard">
      <style:text-properties officeooo:rsid="001d0494" officeooo:paragraph-rsid="00211df7"/>
    </style:style>
    <style:style style:name="P3" style:family="paragraph" style:parent-style-name="Standard">
      <style:text-properties officeooo:rsid="001d1916" officeooo:paragraph-rsid="001d1916"/>
    </style:style>
    <style:style style:name="P4" style:family="paragraph" style:parent-style-name="Standard">
      <style:text-properties officeooo:rsid="001e85fe" officeooo:paragraph-rsid="001e85fe"/>
    </style:style>
    <style:style style:name="P5" style:family="paragraph" style:parent-style-name="Standard">
      <style:text-properties officeooo:rsid="001f60b4" officeooo:paragraph-rsid="001f60b4"/>
    </style:style>
    <style:style style:name="P6" style:family="paragraph" style:parent-style-name="Standard">
      <style:text-properties officeooo:rsid="001f60b4" officeooo:paragraph-rsid="00211df7"/>
    </style:style>
    <style:style style:name="P7" style:family="paragraph" style:parent-style-name="Standard">
      <style:text-properties officeooo:rsid="00211df7" officeooo:paragraph-rsid="00211df7"/>
    </style:style>
    <style:style style:name="P8" style:family="paragraph" style:parent-style-name="Standard">
      <style:text-properties officeooo:rsid="00215a36" officeooo:paragraph-rsid="00215a36"/>
    </style:style>
    <style:style style:name="P9" style:family="paragraph" style:parent-style-name="Standard">
      <style:text-properties officeooo:rsid="0021cb0a" officeooo:paragraph-rsid="0021cb0a"/>
    </style:style>
    <style:style style:name="T1" style:family="text">
      <style:text-properties officeooo:rsid="00211d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Keywords:</text:p>
      <text:p text:style-name="P7">messages</text:p>
      <text:p text:style-name="P2">malleable</text:p>
      <text:p text:style-name="P2">extensible</text:p>
      <text:p text:style-name="P2">reusable</text:p>
      <text:p text:style-name="P6">inherentance</text:p>
      <text:p text:style-name="P6"><text:span text:style-name="T1">abstract</text:span></text:p>
      <text:p text:style-name="P9">Simpler(Less complex)</text:p>
      <text:p text:style-name="P6"/>
      <text:p text:style-name="P1"/>
      <text:p text:style-name="P1">Obejct orientated programmming aids in reducing the complexity of a program by breaking it up into more managable parts. It also allows the program to be more malleable, extensible and reusable. </text:p>
      <text:p text:style-name="P1"/>
      <text:p text:style-name="P3">Objects can only communicate through messages which allows the data of the object to be restricted from being reached from outside the object. This allows the object to decide how and what data can be shared with other objects. An object also should not let its attributes be changed from outside. The object provides methods to do this. Encapsulation. </text:p>
      <text:p text:style-name="P3"/>
      <text:p text:style-name="P3">A display of how the oop program is malleable is that in each of the recursive functions the implementation is irrevlant aslong as the accepcts the same parameters and returns the apprioate values</text:p>
      <text:p text:style-name="P3"/>
      <text:p text:style-name="P4">The only relation between object is what the can do for each other. Take for example the node and tree class. The node stores a phone records name, address, and number. The tree object isnt concerned with this but uses that object as repesenting the information in its tree.</text:p>
      <text:p text:style-name="P4"/>
      <text:p text:style-name="P5">Ny using inherentance we can abstract the function of of a bonary search tree. <text:span text:style-name="T1">The BST class is a generalised binary search tree and can be implemented elsewhere by just providing the abstract methods and will allow the use of its methods. This makes the code resuable.</text:span></text:p>
      <text:p text:style-name="P5"/>
      <text:p text:style-name="P8">The abstract BST class has no knowledge of the system that it is in and thus can be resu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8T22:56:27.226213533</meta:creation-date>
    <dc:date>2020-11-09T00:30:12.217351804</dc:date>
    <meta:editing-duration>PT1M24S</meta:editing-duration>
    <meta:editing-cycles>1</meta:editing-cycles>
    <meta:document-statistic meta:table-count="0" meta:image-count="0" meta:object-count="0" meta:page-count="1" meta:paragraph-count="14" meta:word-count="247" meta:character-count="1465" meta:non-whitespace-character-count="1230"/>
    <meta:generator>LibreOffice/6.1.5.2$Linux_X86_64 LibreOffice_project/10$Build-2</meta:generator>
  </office:meta>
</office:document-meta>
</file>